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1.5611in"/>
    </style:style>
    <style:style style:name="Table1.C" style:family="table-column">
      <style:table-column-properties style:column-width="0.5639in"/>
    </style:style>
    <style:style style:name="Table1.D" style:family="table-column">
      <style:table-column-properties style:column-width="0.7722in"/>
    </style:style>
    <style:style style:name="Table1.E" style:family="table-column">
      <style:table-column-properties style:column-width="1.1194in"/>
    </style:style>
    <style:style style:name="Table1.F" style:family="table-column">
      <style:table-column-properties style:column-width="1.1188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8e51" officeooo:paragraph-rsid="00018e51"/>
    </style:style>
    <style:style style:name="P2" style:family="paragraph" style:parent-style-name="Standard">
      <style:text-properties officeooo:rsid="00018e51" officeooo:paragraph-rsid="0009a9e1"/>
    </style:style>
    <style:style style:name="P3" style:family="paragraph" style:parent-style-name="Standard">
      <style:paragraph-properties fo:text-align="start" style:justify-single-word="false"/>
      <style:text-properties officeooo:rsid="00018e51" officeooo:paragraph-rsid="00018e51"/>
    </style:style>
    <style:style style:name="P4" style:family="paragraph" style:parent-style-name="Standard">
      <style:text-properties officeooo:rsid="00018e51" officeooo:paragraph-rsid="002b997f"/>
    </style:style>
    <style:style style:name="P5" style:family="paragraph" style:parent-style-name="Standard">
      <style:text-properties officeooo:rsid="00018e51" officeooo:paragraph-rsid="002c32ca"/>
    </style:style>
    <style:style style:name="P6" style:family="paragraph" style:parent-style-name="Standard">
      <style:text-properties fo:color="#ff4000" loext:opacity="100%" officeooo:rsid="00018e51" officeooo:paragraph-rsid="002c32ca"/>
    </style:style>
    <style:style style:name="P7" style:family="paragraph" style:parent-style-name="Standard">
      <style:text-properties officeooo:rsid="002a851a" officeooo:paragraph-rsid="002c32ca"/>
    </style:style>
    <style:style style:name="P8" style:family="paragraph" style:parent-style-name="Standard">
      <style:text-properties officeooo:rsid="000245e0" officeooo:paragraph-rsid="000245e0"/>
    </style:style>
    <style:style style:name="P9" style:family="paragraph" style:parent-style-name="Standard">
      <style:text-properties officeooo:rsid="000245e0" officeooo:paragraph-rsid="00041ef0"/>
    </style:style>
    <style:style style:name="P10" style:family="paragraph" style:parent-style-name="Standard">
      <style:text-properties fo:color="#000000" loext:opacity="100%" style:font-name="Monospace" fo:font-size="10pt" officeooo:rsid="0009a9e1" officeooo:paragraph-rsid="0009a9e1" fo:background-color="#e8f2fe" style:font-size-asian="10pt"/>
    </style:style>
    <style:style style:name="P11" style:family="paragraph" style:parent-style-name="Standard">
      <style:text-properties officeooo:rsid="00511a53" officeooo:paragraph-rsid="0065231d"/>
    </style:style>
    <style:style style:name="P12" style:family="paragraph" style:parent-style-name="Table_20_Contents">
      <style:text-properties officeooo:rsid="000245e0" officeooo:paragraph-rsid="000245e0"/>
    </style:style>
    <style:style style:name="P13" style:family="paragraph" style:parent-style-name="Table_20_Contents">
      <style:text-properties officeooo:rsid="0003ab4a" officeooo:paragraph-rsid="0003ab4a"/>
    </style:style>
    <style:style style:name="P14" style:family="paragraph" style:parent-style-name="Table_20_Contents">
      <style:text-properties officeooo:rsid="00042d9f" officeooo:paragraph-rsid="00042d9f"/>
    </style:style>
    <style:style style:name="P15" style:family="paragraph" style:parent-style-name="Table_20_Contents">
      <style:text-properties officeooo:rsid="00042d9f" officeooo:paragraph-rsid="0004f681"/>
    </style:style>
    <style:style style:name="P16" style:family="paragraph" style:parent-style-name="Table_20_Contents">
      <style:text-properties officeooo:rsid="0005d999" officeooo:paragraph-rsid="0005d999"/>
    </style:style>
    <style:style style:name="P17" style:family="paragraph" style:parent-style-name="Standard">
      <style:text-properties officeooo:rsid="00018e51" officeooo:paragraph-rsid="002c32ca"/>
    </style:style>
    <style:style style:name="P18" style:family="paragraph" style:parent-style-name="Standard">
      <style:text-properties officeooo:rsid="00830643" officeooo:paragraph-rsid="002c32ca"/>
    </style:style>
    <style:style style:name="T1" style:family="text">
      <style:text-properties officeooo:rsid="000245e0"/>
    </style:style>
    <style:style style:name="T2" style:family="text">
      <style:text-properties officeooo:rsid="0005d999"/>
    </style:style>
    <style:style style:name="T3" style:family="text">
      <style:text-properties officeooo:rsid="000807ad"/>
    </style:style>
    <style:style style:name="T4" style:family="text">
      <style:text-properties officeooo:rsid="0009a9e1"/>
    </style:style>
    <style:style style:name="T5" style:family="text">
      <style:text-properties fo:color="#000000" loext:opacity="100%" style:font-name="Monospace" fo:font-size="10pt" fo:background-color="#d4d4d4" loext:char-shading-value="0" style:font-size-asian="10pt"/>
    </style:style>
    <style:style style:name="T6" style:family="text">
      <style:text-properties fo:color="#000000" loext:opacity="100%" style:font-name="Monospace" fo:font-size="10pt" fo:background-color="#e8f2fe" loext:char-shading-value="0" style:font-size-asian="10pt"/>
    </style:style>
    <style:style style:name="T7" style:family="text">
      <style:text-properties fo:color="#000000" loext:opacity="100%" style:font-name="Monospace" fo:font-size="10pt" officeooo:rsid="0009a9e1" fo:background-color="#e8f2fe" loext:char-shading-value="0" style:font-size-asian="10pt"/>
    </style:style>
    <style:style style:name="T8" style:family="text">
      <style:text-properties fo:color="#000000" loext:opacity="100%" style:font-name="Monospace" fo:font-size="10pt" officeooo:rsid="00116447" fo:background-color="#e8f2fe" loext:char-shading-value="0" style:font-size-asian="10pt"/>
    </style:style>
    <style:style style:name="T9" style:family="text">
      <style:text-properties fo:color="#000000" loext:opacity="100%" style:font-name="Monospace" fo:font-size="10pt" officeooo:rsid="0011b5d8" fo:background-color="#e8f2fe" loext:char-shading-value="0" style:font-size-asian="10pt"/>
    </style:style>
    <style:style style:name="T10" style:family="text">
      <style:text-properties fo:color="#000000" loext:opacity="100%" style:font-name="Monospace" fo:font-size="10pt" officeooo:rsid="0019b06f" fo:background-color="#e8f2fe" loext:char-shading-value="0" style:font-size-asian="10pt"/>
    </style:style>
    <style:style style:name="T11" style:family="text">
      <style:text-properties fo:color="#000000" loext:opacity="100%" style:font-name="Monospace" fo:font-size="10pt" officeooo:rsid="0019c504" fo:background-color="#e8f2fe" loext:char-shading-value="0" style:font-size-asian="10pt"/>
    </style:style>
    <style:style style:name="T12" style:family="text">
      <style:text-properties fo:color="#000000" loext:opacity="100%" style:font-name="Monospace" fo:font-size="10pt" fo:font-style="italic" fo:background-color="#e8f2fe" loext:char-shading-value="0" style:font-size-asian="10pt" style:font-style-asian="italic"/>
    </style:style>
    <style:style style:name="T13" style:family="text">
      <style:text-properties fo:color="#6a3e3e" loext:opacity="100%" style:font-name="Monospace" fo:font-size="10pt" officeooo:rsid="0009a9e1" fo:background-color="#e8f2fe" loext:char-shading-value="0" style:font-size-asian="10pt"/>
    </style:style>
    <style:style style:name="T14" style:family="text">
      <style:text-properties fo:color="#6a3e3e" loext:opacity="100%" style:font-name="Monospace" fo:font-size="10pt" officeooo:rsid="0003ab4a" fo:background-color="#e8f2fe" loext:char-shading-value="0" style:font-size-asian="10pt"/>
    </style:style>
    <style:style style:name="T15" style:family="text">
      <style:text-properties fo:color="#2a00ff" loext:opacity="100%" style:font-name="Monospace" fo:font-size="10pt" fo:background-color="#e8f2fe" loext:char-shading-value="0" style:font-size-asian="10pt"/>
    </style:style>
    <style:style style:name="T16" style:family="text">
      <style:text-properties officeooo:rsid="00160373"/>
    </style:style>
    <style:style style:name="T17" style:family="text">
      <style:text-properties officeooo:rsid="0017ac42"/>
    </style:style>
    <style:style style:name="T18" style:family="text">
      <style:text-properties officeooo:rsid="0019f379"/>
    </style:style>
    <style:style style:name="T19" style:family="text">
      <style:text-properties officeooo:rsid="001b8189"/>
    </style:style>
    <style:style style:name="T20" style:family="text">
      <style:text-properties officeooo:rsid="001c5b74"/>
    </style:style>
    <style:style style:name="T21" style:family="text">
      <style:text-properties officeooo:rsid="001f81ec"/>
    </style:style>
    <style:style style:name="T22" style:family="text">
      <style:text-properties officeooo:rsid="002103f7"/>
    </style:style>
    <style:style style:name="T23" style:family="text">
      <style:text-properties officeooo:rsid="0023b6cf"/>
    </style:style>
    <style:style style:name="T24" style:family="text">
      <style:text-properties officeooo:rsid="002441b5"/>
    </style:style>
    <style:style style:name="T25" style:family="text">
      <style:text-properties officeooo:rsid="0025e5da"/>
    </style:style>
    <style:style style:name="T26" style:family="text">
      <style:text-properties officeooo:rsid="00261146"/>
    </style:style>
    <style:style style:name="T27" style:family="text">
      <style:text-properties officeooo:rsid="0026d9fb"/>
    </style:style>
    <style:style style:name="T28" style:family="text">
      <style:text-properties officeooo:rsid="00285f43"/>
    </style:style>
    <style:style style:name="T29" style:family="text">
      <style:text-properties officeooo:rsid="002968cf"/>
    </style:style>
    <style:style style:name="T30" style:family="text">
      <style:text-properties officeooo:rsid="002a851a"/>
    </style:style>
    <style:style style:name="T31" style:family="text">
      <style:text-properties officeooo:rsid="002b997f"/>
    </style:style>
    <style:style style:name="T32" style:family="text">
      <style:text-properties officeooo:rsid="002d1540"/>
    </style:style>
    <style:style style:name="T33" style:family="text">
      <style:text-properties officeooo:rsid="002d90b7"/>
    </style:style>
    <style:style style:name="T34" style:family="text">
      <style:text-properties officeooo:rsid="002f2c68"/>
    </style:style>
    <style:style style:name="T35" style:family="text">
      <style:text-properties officeooo:rsid="0034478b"/>
    </style:style>
    <style:style style:name="T36" style:family="text">
      <style:text-properties officeooo:rsid="00377270"/>
    </style:style>
    <style:style style:name="T37" style:family="text">
      <style:text-properties officeooo:rsid="003811d7"/>
    </style:style>
    <style:style style:name="T38" style:family="text">
      <style:text-properties officeooo:rsid="003f0a6f"/>
    </style:style>
    <style:style style:name="T39" style:family="text">
      <style:text-properties officeooo:rsid="00471f02"/>
    </style:style>
    <style:style style:name="T40" style:family="text">
      <style:text-properties officeooo:rsid="0047a44d"/>
    </style:style>
    <style:style style:name="T41" style:family="text">
      <style:text-properties officeooo:rsid="00485028"/>
    </style:style>
    <style:style style:name="T42" style:family="text">
      <style:text-properties officeooo:rsid="004a1a37"/>
    </style:style>
    <style:style style:name="T43" style:family="text">
      <style:text-properties officeooo:rsid="007118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使用人群</text:p>
      <text:p text:style-name="P1">系统管理员</text:p>
      <text:p text:style-name="P1">业务/业务经理</text:p>
      <text:p text:style-name="P1">财务/财务经理</text:p>
      <text:p text:style-name="P1">股东</text:p>
      <text:p text:style-name="P1">开发者<text:span text:style-name="T29">(暂时不会有)</text:span></text:p>
      <text:p text:style-name="P1"/>
      <text:p text:style-name="P1"/>
      <text:p text:style-name="P1">网关</text:p>
      <text:p text:style-name="P1">网关模块负责请求的路由<text:span text:style-name="T21">，所有微服务的功能首先被发送给网关，然后网关通过过滤器链将请求进行脱前缀等一系列操作，从而将请求委托给具体的微服务完成功能。其中最重要的操作包括：脱前缀，授权，负载均衡</text:span><text:span text:style-name="T22">。</text:span></text:p>
      <text:p text:style-name="P1">其中授权功能请具体参考安全模块关于授权的描述<text:span text:style-name="T28">。</text:span></text:p>
      <text:p text:style-name="P1"/>
      <text:p text:style-name="P1">安全模块</text:p>
      <text:p text:style-name="P1">安全部分负责整个微服务体系的外部用户验证以及授权<text:span text:style-name="T23">，内部服务调用不需要进行安全控制。</text:span></text:p>
      <text:p text:style-name="P1">安全模块采用<text:span text:style-name="T24">Spring Security OAuth2 安全框架。如上所述</text:span><text:span text:style-name="T25">，主要完成用户验证和授权，那么分别对应于框架的 Authentication Server 以及 Resource Server。在本设计中</text:span><text:span text:style-name="T26">，我们将Authentication Server 以及 Resource Server 分开部署。其中</text:span><text:span text:style-name="T27">，Authentication Server 作为一个单独服务部署，而Resource Server 将会集成到 网关中，作为网关的一个功能模块部署。</text:span></text:p>
      <text:p text:style-name="P1"/>
      <text:p text:style-name="P4">安全模块采用用户/角色/资源 模型<text:span text:style-name="T30">。对于系统内部用户包括:管理员/业务人员/财务人员，对于这部分用户，采用传统的用户/角色/资源模型没有任何问题，因为这部分用户比较固定，即使出现人员离职等情况的发生，也可以对用户的系统账户状态进行修改从而保障离职用户不能使用本系统，从而保证系统的数据安全。对于人员内部职级变动</text:span><text:span text:style-name="T31">，可以通过改变资源的方式对用户进行权限控制。但是如果对于开发者来说，这部分用户不稳定，变化会比较大。这部分用户对于资源的访问权限通常是有时效性的，当然对于需要访问的资源一般来说也是经常有变动的，当然这里说的经常变动在目前来说只是一种假设，假设的基础是未来业务范围不断扩展，可以对外提供更多的数据服务。我们现在基于这种需求进行安全模型设计，需要考虑开发者的需求变化。</text:span></text:p>
      <text:p text:style-name="P5"><text:span text:style-name="T30">在这里我们需要考虑授权的时效性</text:span><text:span text:style-name="T31">，对于系统内部用户来说，授权是永久的，但是对于开发者用户来说，授权是有时效性的，需要考虑在授权的时候指定授权的时效性。</text:span></text:p>
      <text:p text:style-name="P7"><text:s/></text:p>
      <text:p text:style-name="P5">在<text:span text:style-name="T35">Resource Server进行授权的时候，由于Authentication Server在用户登录的时候会提供用户的所有已授权信息，那么需要特殊处理的是，在用户登录的时候，如果发现已授权但是授权已失效，那么此授权将不会出现在用户授权信息列表中。</text:span></text:p>
      <text:p text:style-name="P5"/>
      <text:p text:style-name="P5">权限控制粒度需要控制到每个具体的操作<text:span text:style-name="T37">。</text:span></text:p>
      <text:p text:style-name="P5"/>
      <text:p text:style-name="P5">资源信息在系统初始化的时候自动入库<text:span text:style-name="T36">，资源基于URL ,需要区分不同的</text:span><text:span text:style-name="T38">http 方法调用。为了避免不同的服务之间存在着相同URL 的情况</text:span><text:span text:style-name="T39">，需要区分不同的微服务。</text:span></text:p>
      <text:p text:style-name="P5"/>
      <text:p text:style-name="P5">菜单权限控制不同于API <text:s/>权限控制<text:span text:style-name="T40">，菜单权限控制由前端进行控制，所以需要另外设计菜单权限控制。菜单权限控制可以控制一个页面也可以控制页面的单个操作</text:span><text:span text:style-name="T41">。</text:span></text:p>
      <text:p text:style-name="P5"/>
      <text:p text:style-name="P5">以<text:span text:style-name="T42">vue前端框架为例，需要后端接口提供权限名称作为权限校验的依据。</text:span></text:p>
      <text:p text:style-name="P5"/>
      <text:p text:style-name="P6">需要特别注意的是<text:span text:style-name="T32">，由于引入类Activiti业务流程引擎，并且Activiti业务流程引擎也是基于Spring Security 框架的，看似可以无缝集成，但是从Activiti 的 demo代码来看的话，似乎需要额外的代码才</text:span><text:soft-page-break/><text:span text:style-name="T32">能完成已登录用户登录</text:span><text:span text:style-name="T33">Activiti引擎。这块目前不太确定是否有更好的方式可以直接从</text:span><text:span text:style-name="T34">Spring Security框架的Context中获取当期系统已登录用户信息。</text:span></text:p>
      <text:p text:style-name="P6"/>
      <text:p text:style-name="P6"/>
      <text:p text:style-name="P5">业务流程</text:p>
      <text:p text:style-name="P18">用户注册流程</text:p>
      <text:p text:style-name="P18"/>
      <text:p text:style-name="P18">借贷发布流程</text:p>
      <text:p text:style-name="P18"/>
      <text:p text:style-name="P18">投资流程</text:p>
      <text:p text:style-name="P18"/>
      <text:p text:style-name="P18">汇款流程</text:p>
      <text:p text:style-name="P18"/>
      <text:p text:style-name="P5"/>
      <text:p text:style-name="P11">贷款人首先在平台注册成为平台会员，在完善各种必要个人信息后，在平台提交贷款申请，市场部业务员必须在第一时间对申请信息进行处理，包括核实申请人信息的真实性，贷款用途以及用户的还款能力。市场部业务员在确保用户基本信息的完整性以及准确性后，将申请提交给风控部门;或者如果基本信息完整性不够，需要将申请重新打回给申请人，让申请人对需要的信息重新填写或者改正。申请人重新完善信息后再次提交申请，然后由市场部业务员再次核实信息，最好确保将申请提交给风控部门进行审核。风控部门在接收到需要审核的申请后，会按照风控规则，进行风控审核。风控通过那么申请会被流转到市场部，由市场部安排合同签署，如果风控审核不通过，那么申请将会结束，并通知到市场部和<text:span text:style-name="T20">申请人。市场部完成合同签署后，此申请将会上架，可以接受投资人的注资。如果，市场部不能完成合同签署，那么可以将申请关闭。一个申请可以接受多个投资人的注资，投资人按照VIP 级别进行排序，最高级别的具有投资优先权。如果在设定时间内无法满足投资需求，平台必须通知运营部门，由运营部门制定一个协调策略，以便尽快达成注资的目标。</text:span></text:p>
      <text:p text:style-name="P11"/>
      <text:p text:style-name="P11">协调策略可以是一些市场推广策略的组合，比如可以将申请置顶，推出优惠活动等。</text:p>
      <text:p text:style-name="P11"/>
      <text:p text:style-name="P11">一个申请获取到足够资金之后，开始进入合同执行阶段，在这个阶段主要是催收部门根据合同约定，在固定的时候向顾客催收本金和利息，并经过财务部门的审核无误之后，入账并将本金和利息返还到投资人的账户中。</text:p>
      <text:p text:style-name="P11"/>
      <text:p text:style-name="P11">一个贷款申请从开始到所有收款执行结束，才完全的结束。</text:p>
      <text:p text:style-name="P5"/>
      <text:p text:style-name="P5">活动系统</text:p>
      <text:p text:style-name="P5">从本质上说本系统就是一个撮合系统，在某些情况下，比如投资人活跃度不够或者借贷方项目没有特别的吸引力的情况下，系统可以通过某些活动来提升投资人的投资热情。从而促成交易的完成。</text:p>
      <text:p text:style-name="P5">系统奖励</text:p>
      <text:p text:style-name="P5">系统为了帮助某个交易完成从而采取的一种系统补贴机制，由运营部门根据实际的项目金额从而指定具体的奖励金额，只要投资人参与投资，那么将按照投资比率在项目完成的时候自动获取系统奖励。</text:p>
      <text:p text:style-name="P5">投资人<text:span text:style-name="T43">VIP 等级</text:span></text:p>
      <text:p text:style-name="P5"/>
      <text:p text:style-name="P5"/>
      <text:p text:style-name="P5"/>
      <text:p text:style-name="P1">用户登录</text:p>
      <text:p text:style-name="P1">用户登录采用的 pas<text:span text:style-name="T16">sword 的方式获取token。</text:span></text:p>
      <text:p text:style-name="P3">由于<text:span text:style-name="T17">oatuh2安全框架，会要求在获取token 的时候提供basic 验证来验证clientId 以及 clientSecrect ，此处由于安全因素，采用对clientSecrect进行RSA 加密的方式</text:span><text:span text:style-name="T18">。</text:span></text:p>
      <text:p text:style-name="P3">用户登录应该记录登录日志<text:span text:style-name="T19">。</text:span></text:p>
      <text:p text:style-name="P3"><text:soft-page-break/>由于安全问题<text:span text:style-name="T19">，需要设置黑名单以及对用户进行拉黑处理</text:span><text:span text:style-name="T20">，一旦用户IP 在黑名单中，那么用户将被限制登录，同时，如果用户已经被拉黑，那么用户同样不能进行登录操作。</text:span></text:p>
      <text:p text:style-name="P3"/>
      <text:p text:style-name="P3">系统管理</text:p>
      <text:p text:style-name="P3">用户管理</text:p>
      <text:p text:style-name="P3"/>
      <text:p text:style-name="P1">client管理</text:p>
      <text:p text:style-name="P1">client的概念来自于oauth2，是代表着一个客户端。client可以分为内部client和外部client。</text:p>
      <text:p text:style-name="P1">内部client主要是微服务内部的client。这类的client 对于微服务来说是预先创建的，是明确的，一般用来作为微服务内部调用。目前已知的内部<text:span text:style-name="T1">client 有: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649804474304">
          <table:table-cell table:style-name="Table1.A1" office:value-type="string">
            <text:p text:style-name="P12">名称</text:p>
          </table:table-cell>
          <table:table-cell table:style-name="Table1.A1" office:value-type="string">
            <text:p text:style-name="Table_20_Contents">描述</text:p>
          </table:table-cell>
          <table:table-cell table:style-name="Table1.A1" office:value-type="string">
            <text:p text:style-name="Table_20_Contents">sco<text:span text:style-name="T1">pe</text:span></text:p>
          </table:table-cell>
          <table:table-cell table:style-name="Table1.A1" office:value-type="string">
            <text:p text:style-name="P13">clientId</text:p>
          </table:table-cell>
          <table:table-cell table:style-name="Table1.A1" office:value-type="string">
            <text:p text:style-name="P13">clientSecret</text:p>
          </table:table-cell>
          <table:table-cell table:style-name="Table1.F1" office:value-type="string">
            <text:p text:style-name="P13">RSA Key</text:p>
          </table:table-cell>
        </table:table-row>
        <table:table-row table:style-name="TableLine94649805658464">
          <table:table-cell table:style-name="Table1.A2" office:value-type="string">
            <text:p text:style-name="P8">resourceServerClient</text:p>
          </table:table-cell>
          <table:table-cell table:style-name="Table1.A2" office:value-type="string">
            <text:p text:style-name="Table_20_Contents">主要用于<text:span text:style-name="T1">resource server 的token验证以及授权</text:span></text:p>
          </table:table-cell>
          <table:table-cell table:style-name="Table1.A2" office:value-type="string">
            <text:p text:style-name="P12">read</text:p>
          </table:table-cell>
          <table:table-cell table:style-name="Table1.A2" office:value-type="string">
            <text:p text:style-name="P9">resourceServerClient</text:p>
          </table:table-cell>
          <table:table-cell table:style-name="Table1.A2" office:value-type="string">
            <text:p text:style-name="Table_20_Contents"/>
          </table:table-cell>
          <table:table-cell table:style-name="Table1.F2" office:value-type="string">
            <text:p text:style-name="Table_20_Contents"/>
          </table:table-cell>
        </table:table-row>
        <table:table-row table:style-name="TableLine94649805757696">
          <table:table-cell table:style-name="Table1.A2" office:value-type="string">
            <text:p text:style-name="P14">app_loan</text:p>
          </table:table-cell>
          <table:table-cell table:style-name="Table1.A2" office:value-type="string">
            <text:p text:style-name="Table_20_Contents">Loa<text:span text:style-name="T2">n app 客户端</text:span></text:p>
          </table:table-cell>
          <table:table-cell table:style-name="Table1.A2" office:value-type="string">
            <text:p text:style-name="P14">Read,write</text:p>
          </table:table-cell>
          <table:table-cell table:style-name="Table1.A2" office:value-type="string">
            <text:p text:style-name="P15">app_loan</text:p>
          </table:table-cell>
          <table:table-cell table:style-name="Table1.A2" office:value-type="string">
            <text:p text:style-name="Table_20_Contents"/>
          </table:table-cell>
          <table:table-cell table:style-name="Table1.F2" office:value-type="string">
            <text:p text:style-name="Table_20_Contents"/>
          </table:table-cell>
        </table:table-row>
        <table:table-row table:style-name="TableLine94649805759120">
          <table:table-cell table:style-name="Table1.A2" office:value-type="string">
            <text:p text:style-name="P14">admin_loan</text:p>
          </table:table-cell>
          <table:table-cell table:style-name="Table1.A2" office:value-type="string">
            <text:p text:style-name="P16">Loan admin</text:p>
          </table:table-cell>
          <table:table-cell table:style-name="Table1.A2" office:value-type="string">
            <text:p text:style-name="P14">Read,write</text:p>
          </table:table-cell>
          <table:table-cell table:style-name="Table1.A2" office:value-type="string">
            <text:p text:style-name="P15">admin_loan</text:p>
          </table:table-cell>
          <table:table-cell table:style-name="Table1.A2" office:value-type="string">
            <text:p text:style-name="Table_20_Contents"/>
          </table:table-cell>
          <table:table-cell table:style-name="Table1.F2" office:value-type="string">
            <text:p text:style-name="Table_20_Contents"/>
          </table:table-cell>
        </table:table-row>
        <table:table-row table:style-name="TableLine94649805760512">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P1"/>
      <text:p text:style-name="P2">RSA k<text:span text:style-name="T3">ey 在创建client 的时候由系统随机分配</text:span><text:span text:style-name="T4">，主要用途是用于在进行oauth2 的登录的时候提交用户名以及密码的时候需要进行basic 验证，basic 的基本格式为 </text:span><text:span text:style-name="T5">Base64</text:span><text:span text:style-name="T6">.</text:span><text:span text:style-name="T12">encode</text:span><text:span text:style-name="T6">(</text:span><text:span text:style-name="T13">clientId:</text:span><text:span text:style-name="T14">clientSecret</text:span><text:span text:style-name="T6">, Charset.</text:span><text:span text:style-name="T12">forName</text:span><text:span text:style-name="T6">(</text:span><text:span text:style-name="T15">"UTF-8"</text:span><text:span text:style-name="T6">)); </text:span><text:span text:style-name="T7">我们可以看到默认情况下是给出的clientSecret 的明文，这有可能导致泄密，所以我们这里要求以系统分配的RSA 密钥进行RSA加密后再传递到后端做 basic验证。</text:span></text:p>
      <text:p text:style-name="P10"/>
      <text:p text:style-name="P2"><text:span text:style-name="T7">内部</text:span><text:span text:style-name="T8">client信息需要作为初始数据提供，不需要每次部署系统的时候重新生成数据。内部</text:span><text:span text:style-name="T9">client 可以使用password 的方式获取token。</text:span></text:p>
      <text:p text:style-name="P10"/>
      <text:p text:style-name="P2"><text:span text:style-name="T7">外部</text:span><text:span text:style-name="T8">client主要用于将来，将来随着业务范围的扩大，可能需要对外放出接口以供外部3方app调用，这个时候需要3方申请client。对于</text:span><text:span text:style-name="T9">3方client,可以使用 authorization的方式获取token。这有可以最大可能的保障3方用户信息的安全。</text:span><text:span text:style-name="T10">(3方需要在本平台申请开发者帐号，然后购买相关服务</text:span><text:span text:style-name="T11">，具有访问相关服务的权限</text:span><text:span text:style-name="T1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9T17:38:57.746884671</meta:creation-date>
    <dc:date>2021-08-21T11:20:18.437941298</dc:date>
    <meta:editing-duration>P3DT18H47M27S</meta:editing-duration>
    <meta:editing-cycles>79</meta:editing-cycles>
    <meta:generator>LibreOffice/7.0.5.2$Linux_X86_64 LibreOffice_project/00$Build-2</meta:generator>
    <meta:document-statistic meta:table-count="1" meta:image-count="0" meta:object-count="0" meta:page-count="3" meta:paragraph-count="66" meta:word-count="2583" meta:character-count="3273" meta:non-whitespace-character-count="3206"/>
  </office:meta>
</office:document-meta>
</file>